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7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65mm"/>
    </style:style>
    <style:style style:name="co4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ext-properties style:font-name="Liberation Sans" style:font-name-asian="ＭＳ Ｐゴシック" style:font-name-complex="Arial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font-name="Liberation Serif" fo:font-size="6.80000019073486pt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CONFI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<text:a xlink:href="../../KifuwarabeFighter2" xlink:type="simple">C:/Users/Takahashi/Documents/muzudho/Unity/KifuwarabeFighter2/KifuwarabeFighter2</text:a>/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_log_(<text:a xlink:href="mailto:Anicon@StellaQL" xlink:type="simple">Anicon@StellaQL</text:a>)parameters.csv</text:p>
          </table:table-cell>
          <table:table-cell table:number-columns-repeated="2"/>
          <table:table-cell office:value-type="string" calcext:value-type="string">
            <text:p>_log_(<text:a xlink:href="mailto:Anicon@StellaQL" xlink:type="simple">Anicon@StellaQL</text:a>)parameters</text:p>
          </table:table-cell>
        </table:table-row>
        <table:table-row table:style-name="ro1"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_log_(<text:a xlink:href="mailto:Anicon@StellaQL" xlink:type="simple">Anicon@StellaQL</text:a>)layers.csv</text:p>
          </table:table-cell>
          <table:table-cell table:number-columns-repeated="2"/>
          <table:table-cell office:value-type="string" calcext:value-type="string">
            <text:p>_log_(<text:a xlink:href="mailto:Anicon@StellaQL" xlink:type="simple">Anicon@StellaQL</text:a>)layers</text:p>
          </table:table-cell>
        </table:table-row>
        <table:table-row table:style-name="ro1"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_log_(<text:a xlink:href="mailto:Anicon@StellaQL" xlink:type="simple">Anicon@StellaQL</text:a>)stateMachines.csv</text:p>
          </table:table-cell>
          <table:table-cell table:number-columns-repeated="2"/>
          <table:table-cell office:value-type="string" calcext:value-type="string">
            <text:p>_log_(<text:a xlink:href="mailto:Anicon@StellaQL" xlink:type="simple">Anicon@StellaQL</text:a>)stateMachines</text:p>
          </table:table-cell>
        </table:table-row>
        <table:table-row table:style-name="ro1"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_log_(Anicon@StellaQL)states.csv</text:p>
          </table:table-cell>
          <table:table-cell table:number-columns-repeated="2"/>
          <table:table-cell office:value-type="string" calcext:value-type="string">
            <text:p>_log_(<text:a xlink:href="mailto:Anicon@StellaQL" xlink:type="simple">Anicon@StellaQL</text:a>)states</text:p>
          </table:table-cell>
        </table:table-row>
        <table:table-row table:style-name="ro1"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_log_(<text:a xlink:href="mailto:Anicon@StellaQL" xlink:type="simple">Anicon@StellaQL</text:a>)transitions.csv</text:p>
          </table:table-cell>
          <table:table-cell table:number-columns-repeated="2"/>
          <table:table-cell office:value-type="string" calcext:value-type="string">
            <text:p>_log_(<text:a xlink:href="mailto:Anicon@StellaQL" xlink:type="simple">Anicon@StellaQL</text:a>)transitions</text:p>
          </table:table-cell>
        </table:table-row>
        <table:table-row table:style-name="ro1"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_log_(<text:a xlink:href="mailto:Anicon@StellaQL" xlink:type="simple">Anicon@StellaQL</text:a>)conditions.csv</text:p>
          </table:table-cell>
          <table:table-cell table:number-columns-repeated="2"/>
          <table:table-cell office:value-type="string" calcext:value-type="string">
            <text:p>_log_(<text:a xlink:href="mailto:Anicon@StellaQL" xlink:type="simple">Anicon@StellaQL</text:a>)conditions</text:p>
          </table:table-cell>
        </table:table-row>
        <table:table-row table:style-name="ro1"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_log_(<text:a xlink:href="mailto:Anicon@StellaQL" xlink:type="simple">Anicon@StellaQL</text:a>)positions.csv</text:p>
          </table:table-cell>
          <table:table-cell table:number-columns-repeated="2"/>
          <table:table-cell office:value-type="string" calcext:value-type="string">
            <text:p>_log_(<text:a xlink:href="mailto:Anicon@StellaQL" xlink:type="simple">Anicon@StellaQL</text:a>)positions</text:p>
          </table:table-cell>
        </table:table-row>
      </table:table>
      <table:table table:name="OBJECT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ce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arameters</text:p>
          </table:table-cell>
          <table:table-cell/>
          <table:table-cell table:formula="of:=&quot;'file:///&quot; &amp; [CONFIG.C$2] &amp; [CONFIG.C4] &amp; &quot;'#$'&quot; &amp; [CONFIG.F4] &amp; &quot;'.&quot;" office:value-type="string" office:string-value="'file:///C:/Users/Takahashi/Documents/muzudho/Unity/KifuwarabeFighter2/KifuwarabeFighter2/_log_(Anicon@StellaQL)parameters.csv'#$'_log_(Anicon@StellaQL)parameters'." calcext:value-type="string">
            <text:p>'file:///C:/Users/Takahashi/Documents/muzudho/Unity/KifuwarabeFighter2/KifuwarabeFighter2/_log_(Anicon@StellaQL)parameters.csv'#$'_log_(Anicon@StellaQL)parameters'.</text:p>
          </table:table-cell>
        </table:table-row>
        <table:table-row table:style-name="ro1">
          <table:table-cell office:value-type="string" calcext:value-type="string">
            <text:p>layers</text:p>
          </table:table-cell>
          <table:table-cell/>
          <table:table-cell table:formula="of:=&quot;'file:///&quot; &amp; [CONFIG.C$2] &amp; [CONFIG.C5] &amp; &quot;'#$'&quot; &amp; [CONFIG.F5] &amp; &quot;'.&quot;" office:value-type="string" office:string-value="'file:///C:/Users/Takahashi/Documents/muzudho/Unity/KifuwarabeFighter2/KifuwarabeFighter2/_log_(Anicon@StellaQL)layers.csv'#$'_log_(Anicon@StellaQL)layers'." calcext:value-type="string">
            <text:p>'file:///C:/Users/Takahashi/Documents/muzudho/Unity/KifuwarabeFighter2/KifuwarabeFighter2/_log_(Anicon@StellaQL)layers.csv'#$'_log_(Anicon@StellaQL)layers'.</text:p>
          </table:table-cell>
        </table:table-row>
        <table:table-row table:style-name="ro1">
          <table:table-cell office:value-type="string" calcext:value-type="string">
            <text:p>stateMachines</text:p>
          </table:table-cell>
          <table:table-cell/>
          <table:table-cell table:formula="of:=&quot;'file:///&quot; &amp; [CONFIG.C$2] &amp; [CONFIG.C6] &amp; &quot;'#$'&quot; &amp; [CONFIG.F6] &amp; &quot;'.&quot;" office:value-type="string" office:string-value="'file:///C:/Users/Takahashi/Documents/muzudho/Unity/KifuwarabeFighter2/KifuwarabeFighter2/_log_(Anicon@StellaQL)stateMachines.csv'#$'_log_(Anicon@StellaQL)stateMachines'." calcext:value-type="string">
            <text:p>'file:///C:/Users/Takahashi/Documents/muzudho/Unity/KifuwarabeFighter2/KifuwarabeFighter2/_log_(Anicon@StellaQL)stateMachines.csv'#$'_log_(Anicon@StellaQL)stateMachines'.</text:p>
          </table:table-cell>
        </table:table-row>
        <table:table-row table:style-name="ro1">
          <table:table-cell office:value-type="string" calcext:value-type="string">
            <text:p>states</text:p>
          </table:table-cell>
          <table:table-cell/>
          <table:table-cell table:formula="of:=&quot;'file:///&quot; &amp; [CONFIG.C$2] &amp; [CONFIG.C7] &amp; &quot;'#$'&quot; &amp; [CONFIG.F7] &amp; &quot;'.&quot;" office:value-type="string" office:string-value="'file:///C:/Users/Takahashi/Documents/muzudho/Unity/KifuwarabeFighter2/KifuwarabeFighter2/_log_(Anicon@StellaQL)states.csv'#$'_log_(Anicon@StellaQL)states'." calcext:value-type="string">
            <text:p>'file:///C:/Users/Takahashi/Documents/muzudho/Unity/KifuwarabeFighter2/KifuwarabeFighter2/_log_(Anicon@StellaQL)states.csv'#$'_log_(Anicon@StellaQL)states'.</text:p>
          </table:table-cell>
        </table:table-row>
        <table:table-row table:style-name="ro1">
          <table:table-cell office:value-type="string" calcext:value-type="string">
            <text:p>transitions</text:p>
          </table:table-cell>
          <table:table-cell/>
          <table:table-cell table:formula="of:=&quot;'file:///&quot; &amp; [CONFIG.C$2] &amp; [CONFIG.C8] &amp; &quot;'#$'&quot; &amp; [CONFIG.F8] &amp; &quot;'.&quot;" office:value-type="string" office:string-value="'file:///C:/Users/Takahashi/Documents/muzudho/Unity/KifuwarabeFighter2/KifuwarabeFighter2/_log_(Anicon@StellaQL)transitions.csv'#$'_log_(Anicon@StellaQL)transitions'." calcext:value-type="string">
            <text:p>'file:///C:/Users/Takahashi/Documents/muzudho/Unity/KifuwarabeFighter2/KifuwarabeFighter2/_log_(Anicon@StellaQL)transitions.csv'#$'_log_(Anicon@StellaQL)transitions'.</text:p>
          </table:table-cell>
        </table:table-row>
        <table:table-row table:style-name="ro1">
          <table:table-cell office:value-type="string" calcext:value-type="string">
            <text:p>conditions</text:p>
          </table:table-cell>
          <table:table-cell/>
          <table:table-cell table:formula="of:=&quot;'file:///&quot; &amp; [CONFIG.C$2] &amp; [CONFIG.C9] &amp; &quot;'#$'&quot; &amp; [CONFIG.F9] &amp; &quot;'.&quot;" office:value-type="string" office:string-value="'file:///C:/Users/Takahashi/Documents/muzudho/Unity/KifuwarabeFighter2/KifuwarabeFighter2/_log_(Anicon@StellaQL)conditions.csv'#$'_log_(Anicon@StellaQL)conditions'." calcext:value-type="string">
            <text:p>'file:///C:/Users/Takahashi/Documents/muzudho/Unity/KifuwarabeFighter2/KifuwarabeFighter2/_log_(Anicon@StellaQL)conditions.csv'#$'_log_(Anicon@StellaQL)conditions'.</text:p>
          </table:table-cell>
        </table:table-row>
        <table:table-row table:style-name="ro1">
          <table:table-cell office:value-type="string" calcext:value-type="string">
            <text:p>positions</text:p>
          </table:table-cell>
          <table:table-cell/>
          <table:table-cell table:formula="of:=&quot;'file:///&quot; &amp; [CONFIG.C$2] &amp; [CONFIG.C10] &amp; &quot;'#$'&quot; &amp; [CONFIG.F10] &amp; &quot;'.&quot;" office:value-type="string" office:string-value="'file:///C:/Users/Takahashi/Documents/muzudho/Unity/KifuwarabeFighter2/KifuwarabeFighter2/_log_(Anicon@StellaQL)positions.csv'#$'_log_(Anicon@StellaQL)positions'." calcext:value-type="string">
            <text:p>'file:///C:/Users/Takahashi/Documents/muzudho/Unity/KifuwarabeFighter2/KifuwarabeFighter2/_log_(Anicon@StellaQL)positions.csv'#$'_log_(Anicon@StellaQL)positions'.</text:p>
          </table:table-cell>
        </table:table-row>
      </table:table>
      <table:table table:name="states_calc" table:style-name="ta1">
        <office:forms form:automatic-focus="false" form:apply-design-mode="false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formula="of:=[states.$A2] &amp; &quot;.&quot; &amp; [states.$B2] &amp; &quot;.&quot; &amp; [states.$C2]" office:value-type="string" office:string-value="1.1.0" calcext:value-type="string">
            <text:p>1.1.0</text:p>
          </table:table-cell>
          <table:table-cell table:formula="of:=[states.$L2]" office:value-type="string" office:string-value="SWait" calcext:value-type="string">
            <text:p>SWait</text:p>
          </table:table-cell>
          <table:table-cell table:number-columns-repeated="2"/>
          <table:table-cell table:formula="of:=['file:///C:/Users/Takahashi/Documents/muzudho/Unity/KifuwarabeFighter2/KifuwarabeFighter2/_log_(Anicon@StellaQL)states.csv'#$'_log_(Anicon@StellaQL)states'.D2]" office:value-type="string" office:string-value="Base Layer." calcext:value-type="string">
            <text:p>Base Layer.</text:p>
          </table:table-cell>
        </table:table-row>
        <table:table-row table:style-name="ro1">
          <table:table-cell table:formula="of:=[states.$A3] &amp; &quot;.&quot; &amp; [states.$B3] &amp; &quot;.&quot; &amp; [states.$C3]" office:value-type="string" office:string-value="1.1.1" calcext:value-type="string">
            <text:p>1.1.1</text:p>
          </table:table-cell>
          <table:table-cell table:formula="of:=[states.$L3]" office:value-type="string" office:string-value="SAtkLP" calcext:value-type="string">
            <text:p>SAtkLP</text:p>
          </table:table-cell>
          <table:table-cell table:number-columns-repeated="2"/>
          <table:table-cell table:formula="of:=INDIRECT([CONFIG.B1])" office:value-type="string" office:string-value="" calcext:value-type="error">
            <text:p>#REF!</text:p>
          </table:table-cell>
        </table:table-row>
        <table:table-row table:style-name="ro1">
          <table:table-cell table:formula="of:=[states.$A4] &amp; &quot;.&quot; &amp; [states.$B4] &amp; &quot;.&quot; &amp; [states.$C4]" office:value-type="string" office:string-value="1.1.2" calcext:value-type="string">
            <text:p>1.1.2</text:p>
          </table:table-cell>
          <table:table-cell table:formula="of:=[states.$L4]" office:value-type="string" office:string-value="SAtkMP" calcext:value-type="string">
            <text:p>SAtkMP</text:p>
          </table:table-cell>
          <table:table-cell table:number-columns-repeated="2"/>
          <table:table-cell table:formula="of:=[CONFIG.$B1]" office:value-type="float" office:value="0" calcext:value-type="float">
            <text:p>0</text:p>
          </table:table-cell>
        </table:table-row>
        <table:table-row table:style-name="ro1">
          <table:table-cell table:formula="of:=[states.$A5] &amp; &quot;.&quot; &amp; [states.$B5] &amp; &quot;.&quot; &amp; [states.$C5]" office:value-type="string" office:string-value="1.1.3" calcext:value-type="string">
            <text:p>1.1.3</text:p>
          </table:table-cell>
          <table:table-cell table:formula="of:=[states.$L5]" office:value-type="string" office:string-value="SAtkHP" calcext:value-type="string">
            <text:p>SAtkHP</text:p>
          </table:table-cell>
          <table:table-cell table:number-columns-repeated="3"/>
        </table:table-row>
        <table:table-row table:style-name="ro1">
          <table:table-cell table:formula="of:=[states.$A6] &amp; &quot;.&quot; &amp; [states.$B6] &amp; &quot;.&quot; &amp; [states.$C6]" office:value-type="string" office:string-value="1.1.4" calcext:value-type="string">
            <text:p>1.1.4</text:p>
          </table:table-cell>
          <table:table-cell table:formula="of:=[states.$L6]" office:value-type="string" office:string-value="SAtkLK" calcext:value-type="string">
            <text:p>SAtkLK</text:p>
          </table:table-cell>
          <table:table-cell table:number-columns-repeated="2"/>
          <table:table-cell table:formula="of:=INDIRECT([OBJECT.C7] &amp; &quot;D2&quot;)" office:value-type="string" office:string-value="Base Layer." calcext:value-type="string">
            <text:p>Base Layer.</text:p>
          </table:table-cell>
        </table:table-row>
        <table:table-row table:style-name="ro1">
          <table:table-cell table:formula="of:=[states.$A7] &amp; &quot;.&quot; &amp; [states.$B7] &amp; &quot;.&quot; &amp; [states.$C7]" office:value-type="string" office:string-value="1.1.5" calcext:value-type="string">
            <text:p>1.1.5</text:p>
          </table:table-cell>
          <table:table-cell table:formula="of:=[states.$L7]" office:value-type="string" office:string-value="SAtkMK" calcext:value-type="string">
            <text:p>SAtkMK</text:p>
          </table:table-cell>
          <table:table-cell table:number-columns-repeated="2"/>
          <table:table-cell table:formula="of:=INDIRECT([OBJECT.C8] &amp; &quot;D2&quot;)" office:value-type="string" office:string-value="" calcext:value-type="error">
            <text:p>#REF!</text:p>
          </table:table-cell>
        </table:table-row>
        <table:table-row table:style-name="ro1">
          <table:table-cell table:formula="of:=[states.$A8] &amp; &quot;.&quot; &amp; [states.$B8] &amp; &quot;.&quot; &amp; [states.$C8]" office:value-type="string" office:string-value="1.1.6" calcext:value-type="string">
            <text:p>1.1.6</text:p>
          </table:table-cell>
          <table:table-cell table:formula="of:=[states.$L8]" office:value-type="string" office:string-value="SAtkHK" calcext:value-type="string">
            <text:p>SAtkHK</text:p>
          </table:table-cell>
          <table:table-cell table:number-columns-repeated="2"/>
          <table:table-cell table:formula="of:=[OBJECT.C7] &amp; &quot;D2&quot;" office:value-type="string" office:string-value="'file:///C:/Users/Takahashi/Documents/muzudho/Unity/KifuwarabeFighter2/KifuwarabeFighter2/_log_(Anicon@StellaQL)states.csv'#$'_log_(Anicon@StellaQL)states'.D2" calcext:value-type="string">
            <text:p>'file:///C:/Users/Takahashi/Documents/muzudho/Unity/KifuwarabeFighter2/KifuwarabeFighter2/_log_(Anicon@StellaQL)states.csv'#$'_log_(Anicon@StellaQL)states'.D2</text:p>
          </table:table-cell>
        </table:table-row>
        <table:table-row table:style-name="ro1">
          <table:table-cell table:formula="of:=[states.$A9] &amp; &quot;.&quot; &amp; [states.$B9] &amp; &quot;.&quot; &amp; [states.$C9]" office:value-type="string" office:string-value="1.1.7" calcext:value-type="string">
            <text:p>1.1.7</text:p>
          </table:table-cell>
          <table:table-cell table:formula="of:=[states.$L9]" office:value-type="string" office:string-value="DMove" calcext:value-type="string">
            <text:p>DMove</text:p>
          </table:table-cell>
          <table:table-cell table:number-columns-repeated="3"/>
        </table:table-row>
        <table:table-row table:style-name="ro1">
          <table:table-cell table:formula="of:=[states.$A10] &amp; &quot;.&quot; &amp; [states.$B10] &amp; &quot;.&quot; &amp; [states.$C10]" office:value-type="string" office:string-value="1.1.8" calcext:value-type="string">
            <text:p>1.1.8</text:p>
          </table:table-cell>
          <table:table-cell table:formula="of:=[states.$L10]" office:value-type="string" office:string-value="OBackstep" calcext:value-type="string">
            <text:p>OBackstep</text:p>
          </table:table-cell>
          <table:table-cell table:number-columns-repeated="3"/>
        </table:table-row>
        <table:table-row table:style-name="ro1">
          <table:table-cell table:formula="of:=[states.$A11] &amp; &quot;.&quot; &amp; [states.$B11] &amp; &quot;.&quot; &amp; [states.$C11]" office:value-type="string" office:string-value="1.1.9" calcext:value-type="string">
            <text:p>1.1.9</text:p>
          </table:table-cell>
          <table:table-cell table:formula="of:=[states.$L11]" office:value-type="string" office:string-value="SDamageM" calcext:value-type="string">
            <text:p>SDamageM</text:p>
          </table:table-cell>
          <table:table-cell table:number-columns-repeated="3"/>
        </table:table-row>
        <table:table-row table:style-name="ro1">
          <table:table-cell table:formula="of:=[states.$A12] &amp; &quot;.&quot; &amp; [states.$B12] &amp; &quot;.&quot; &amp; [states.$C12]" office:value-type="string" office:string-value="1.1.10" calcext:value-type="string">
            <text:p>1.1.10</text:p>
          </table:table-cell>
          <table:table-cell table:formula="of:=[states.$L12]" office:value-type="string" office:string-value="SDamageL" calcext:value-type="string">
            <text:p>SDamageL</text:p>
          </table:table-cell>
          <table:table-cell table:number-columns-repeated="3"/>
        </table:table-row>
        <table:table-row table:style-name="ro1">
          <table:table-cell table:formula="of:=[states.$A13] &amp; &quot;.&quot; &amp; [states.$B13] &amp; &quot;.&quot; &amp; [states.$C13]" office:value-type="string" office:string-value="1.1.11" calcext:value-type="string">
            <text:p>1.1.11</text:p>
          </table:table-cell>
          <table:table-cell table:formula="of:=[states.$L13]" office:value-type="string" office:string-value="SDamageH" calcext:value-type="string">
            <text:p>SDamageH</text:p>
          </table:table-cell>
          <table:table-cell table:number-columns-repeated="3"/>
        </table:table-row>
        <table:table-row table:style-name="ro1">
          <table:table-cell table:formula="of:=[states.$A14] &amp; &quot;.&quot; &amp; [states.$B14] &amp; &quot;.&quot; &amp; [states.$C14]" office:value-type="string" office:string-value="1.1.12" calcext:value-type="string">
            <text:p>1.1.12</text:p>
          </table:table-cell>
          <table:table-cell table:formula="of:=[states.$L14]" office:value-type="string" office:string-value="ODown" calcext:value-type="string">
            <text:p>ODown</text:p>
          </table:table-cell>
          <table:table-cell table:number-columns-repeated="3"/>
        </table:table-row>
        <table:table-row table:style-name="ro1">
          <table:table-cell table:formula="of:=[states.$A15] &amp; &quot;.&quot; &amp; [states.$B15] &amp; &quot;.&quot; &amp; [states.$C15]" office:value-type="string" office:string-value="1.1.13" calcext:value-type="string">
            <text:p>1.1.13</text:p>
          </table:table-cell>
          <table:table-cell table:formula="of:=[states.$L15]" office:value-type="string" office:string-value="OStandup" calcext:value-type="string">
            <text:p>OStandup</text:p>
          </table:table-cell>
          <table:table-cell table:number-columns-repeated="3"/>
        </table:table-row>
        <table:table-row table:style-name="ro1">
          <table:table-cell table:formula="of:=[states.$A16] &amp; &quot;.&quot; &amp; [states.$B16] &amp; &quot;.&quot; &amp; [states.$C16]" office:value-type="string" office:string-value="1.1.14" calcext:value-type="string">
            <text:p>1.1.14</text:p>
          </table:table-cell>
          <table:table-cell table:formula="of:=[states.$L16]" office:value-type="string" office:string-value="OGiveup" calcext:value-type="string">
            <text:p>OGiveup</text:p>
          </table:table-cell>
          <table:table-cell table:number-columns-repeated="3"/>
        </table:table-row>
        <table:table-row table:style-name="ro1">
          <table:table-cell table:formula="of:=[states.$A17] &amp; &quot;.&quot; &amp; [states.$B17] &amp; &quot;.&quot; &amp; [states.$C17]" office:value-type="string" office:string-value="1.1.15" calcext:value-type="string">
            <text:p>1.1.15</text:p>
          </table:table-cell>
          <table:table-cell table:formula="of:=[states.$L17]" office:value-type="string" office:string-value="ODown_SDamageH" calcext:value-type="string">
            <text:p>ODown_SDamageH</text:p>
          </table:table-cell>
          <table:table-cell table:number-columns-repeated="3"/>
        </table:table-row>
        <table:table-row table:style-name="ro1">
          <table:table-cell table:formula="of:=[states.$A18] &amp; &quot;.&quot; &amp; [states.$B18] &amp; &quot;.&quot; &amp; [states.$C18]" office:value-type="string" office:string-value="1.1.16" calcext:value-type="string">
            <text:p>1.1.16</text:p>
          </table:table-cell>
          <table:table-cell table:formula="of:=[states.$L18]" office:value-type="string" office:string-value="SMove" calcext:value-type="string">
            <text:p>SMove</text:p>
          </table:table-cell>
          <table:table-cell table:number-columns-repeated="3"/>
        </table:table-row>
        <table:table-row table:style-name="ro1">
          <table:table-cell table:formula="of:=[states.$A19] &amp; &quot;.&quot; &amp; [states.$B19] &amp; &quot;.&quot; &amp; [states.$C19]" office:value-type="string" office:string-value="1.1.17" calcext:value-type="string">
            <text:p>1.1.17</text:p>
          </table:table-cell>
          <table:table-cell table:formula="of:=[states.$L19]" office:value-type="string" office:string-value="SBlockL" calcext:value-type="string">
            <text:p>SBlockL</text:p>
          </table:table-cell>
          <table:table-cell table:number-columns-repeated="3"/>
        </table:table-row>
        <table:table-row table:style-name="ro1">
          <table:table-cell table:formula="of:=[states.$A20] &amp; &quot;.&quot; &amp; [states.$B20] &amp; &quot;.&quot; &amp; [states.$C20]" office:value-type="string" office:string-value="1.1.18" calcext:value-type="string">
            <text:p>1.1.18</text:p>
          </table:table-cell>
          <table:table-cell table:formula="of:=[states.$L20]" office:value-type="string" office:string-value="SBlockM" calcext:value-type="string">
            <text:p>SBlockM</text:p>
          </table:table-cell>
          <table:table-cell table:number-columns-repeated="3"/>
        </table:table-row>
        <table:table-row table:style-name="ro1">
          <table:table-cell table:formula="of:=[states.$A21] &amp; &quot;.&quot; &amp; [states.$B21] &amp; &quot;.&quot; &amp; [states.$C21]" office:value-type="string" office:string-value="1.1.19" calcext:value-type="string">
            <text:p>1.1.19</text:p>
          </table:table-cell>
          <table:table-cell table:formula="of:=[states.$L21]" office:value-type="string" office:string-value="SBlockH" calcext:value-type="string">
            <text:p>SBlockH</text:p>
          </table:table-cell>
          <table:table-cell table:number-columns-repeated="3"/>
        </table:table-row>
        <table:table-row table:style-name="ro1">
          <table:table-cell table:formula="of:=[states.$A22] &amp; &quot;.&quot; &amp; [states.$B22] &amp; &quot;.&quot; &amp; [states.$C22]" office:value-type="string" office:string-value="1.1.20" calcext:value-type="string">
            <text:p>1.1.20</text:p>
          </table:table-cell>
          <table:table-cell table:formula="of:=[states.$L22]" office:value-type="string" office:string-value="JAtkLP" calcext:value-type="string">
            <text:p>JAtkLP</text:p>
          </table:table-cell>
          <table:table-cell table:number-columns-repeated="3"/>
        </table:table-row>
        <table:table-row table:style-name="ro1">
          <table:table-cell table:formula="of:=[states.$A23] &amp; &quot;.&quot; &amp; [states.$B23] &amp; &quot;.&quot; &amp; [states.$C23]" office:value-type="string" office:string-value="1.1.21" calcext:value-type="string">
            <text:p>1.1.21</text:p>
          </table:table-cell>
          <table:table-cell table:formula="of:=[states.$L23]" office:value-type="string" office:string-value="JAtkMP" calcext:value-type="string">
            <text:p>JAtkMP</text:p>
          </table:table-cell>
          <table:table-cell table:number-columns-repeated="3"/>
        </table:table-row>
        <table:table-row table:style-name="ro1">
          <table:table-cell table:formula="of:=[states.$A24] &amp; &quot;.&quot; &amp; [states.$B24] &amp; &quot;.&quot; &amp; [states.$C24]" office:value-type="string" office:string-value="1.1.22" calcext:value-type="string">
            <text:p>1.1.22</text:p>
          </table:table-cell>
          <table:table-cell table:formula="of:=[states.$L24]" office:value-type="string" office:string-value="JAtkHP" calcext:value-type="string">
            <text:p>JAtkHP</text:p>
          </table:table-cell>
          <table:table-cell table:number-columns-repeated="3"/>
        </table:table-row>
        <table:table-row table:style-name="ro1">
          <table:table-cell table:formula="of:=[states.$A25] &amp; &quot;.&quot; &amp; [states.$B25] &amp; &quot;.&quot; &amp; [states.$C25]" office:value-type="string" office:string-value="1.1.23" calcext:value-type="string">
            <text:p>1.1.23</text:p>
          </table:table-cell>
          <table:table-cell table:formula="of:=[states.$L25]" office:value-type="string" office:string-value="JAtkLK" calcext:value-type="string">
            <text:p>JAtkLK</text:p>
          </table:table-cell>
          <table:table-cell table:number-columns-repeated="3"/>
        </table:table-row>
        <table:table-row table:style-name="ro1">
          <table:table-cell table:formula="of:=[states.$A26] &amp; &quot;.&quot; &amp; [states.$B26] &amp; &quot;.&quot; &amp; [states.$C26]" office:value-type="string" office:string-value="1.1.24" calcext:value-type="string">
            <text:p>1.1.24</text:p>
          </table:table-cell>
          <table:table-cell table:formula="of:=[states.$L26]" office:value-type="string" office:string-value="JAtkMK" calcext:value-type="string">
            <text:p>JAtkMK</text:p>
          </table:table-cell>
          <table:table-cell table:number-columns-repeated="3"/>
        </table:table-row>
      </table:table>
      <table:table table:name="parameters" table:style-name="ta1">
        <office:forms form:automatic-focus="false" form:apply-design-mode="false"/>
        <table:table-column table:style-name="co2" table:default-cell-style-name="ce3"/>
        <table:table-column table:style-name="co2" table:default-cell-style-name="Default"/>
        <table:table-column table:style-name="co2" table:number-columns-repeated="4" table:default-cell-style-name="ce3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ameHash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</table:table-row>
      </table:table>
      <table:table table:name="layer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Layer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</table:table-row>
        <table:table-row table:style-name="ro1">
          <table:table-cell table:style-name="ce3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3" office:value-type="string" calcext:value-type="string">
            <text:p>0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-1</text:p>
          </table:table-cell>
        </table:table-row>
      </table:table>
      <table:table table:name="stateMachines" table:style-name="ta1">
        <table:table-column table:style-name="co2" table:number-columns-repeated="2" table:default-cell-style-name="ce3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Base Layer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JMove</text:p>
          </table:table-cell>
        </table:table-row>
      </table:table>
      <table:table table:name="states" table:style-name="ta1">
        <office:forms form:automatic-focus="false" form:apply-design-mode="false"/>
        <table:table-column table:style-name="co2" table:number-columns-repeated="4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transitions" table:style-name="ta1">
        <office:forms form:automatic-focus="false" form:apply-design-mode="false"/>
        <table:table-column table:style-name="co2" table:number-columns-repeated="5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4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3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transitions_calc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  <table:table-row table:style-name="ro1">
          <table:table-cell table:formula="of:=[transitions.$A2] &amp; &quot;.&quot; &amp; [transitions.$B2] &amp; &quot;.&quot; &amp; [transitions.$C2] &amp; &quot;.&quot; &amp; [transitions.$D2]" office:value-type="string" office:string-value="1.1.1.0" calcext:value-type="string">
            <text:p>1.1.1.0</text:p>
          </table:table-cell>
        </table:table-row>
        <table:table-row table:style-name="ro1">
          <table:table-cell table:formula="of:=[transitions.$A3] &amp; &quot;.&quot; &amp; [transitions.$B3] &amp; &quot;.&quot; &amp; [transitions.$C3] &amp; &quot;.&quot; &amp; [transitions.$D3]" office:value-type="string" office:string-value="1.1.1.1" calcext:value-type="string">
            <text:p>1.1.1.1</text:p>
          </table:table-cell>
        </table:table-row>
        <table:table-row table:style-name="ro1">
          <table:table-cell table:formula="of:=[transitions.$A4] &amp; &quot;.&quot; &amp; [transitions.$B4] &amp; &quot;.&quot; &amp; [transitions.$C4] &amp; &quot;.&quot; &amp; [transitions.$D4]" office:value-type="string" office:string-value="1.1.1.2" calcext:value-type="string">
            <text:p>1.1.1.2</text:p>
          </table:table-cell>
        </table:table-row>
        <table:table-row table:style-name="ro1">
          <table:table-cell table:formula="of:=[transitions.$A5] &amp; &quot;.&quot; &amp; [transitions.$B5] &amp; &quot;.&quot; &amp; [transitions.$C5] &amp; &quot;.&quot; &amp; [transitions.$D5]" office:value-type="string" office:string-value="1.1.1.3" calcext:value-type="string">
            <text:p>1.1.1.3</text:p>
          </table:table-cell>
        </table:table-row>
        <table:table-row table:style-name="ro1">
          <table:table-cell table:formula="of:=[transitions.$A6] &amp; &quot;.&quot; &amp; [transitions.$B6] &amp; &quot;.&quot; &amp; [transitions.$C6] &amp; &quot;.&quot; &amp; [transitions.$D6]" office:value-type="string" office:string-value="1.1.1.4" calcext:value-type="string">
            <text:p>1.1.1.4</text:p>
          </table:table-cell>
        </table:table-row>
        <table:table-row table:style-name="ro1">
          <table:table-cell table:formula="of:=[transitions.$A7] &amp; &quot;.&quot; &amp; [transitions.$B7] &amp; &quot;.&quot; &amp; [transitions.$C7] &amp; &quot;.&quot; &amp; [transitions.$D7]" office:value-type="string" office:string-value="1.1.1.5" calcext:value-type="string">
            <text:p>1.1.1.5</text:p>
          </table:table-cell>
        </table:table-row>
        <table:table-row table:style-name="ro1">
          <table:table-cell table:formula="of:=[transitions.$A8] &amp; &quot;.&quot; &amp; [transitions.$B8] &amp; &quot;.&quot; &amp; [transitions.$C8] &amp; &quot;.&quot; &amp; [transitions.$D8]" office:value-type="string" office:string-value="1.1.1.6" calcext:value-type="string">
            <text:p>1.1.1.6</text:p>
          </table:table-cell>
        </table:table-row>
        <table:table-row table:style-name="ro1">
          <table:table-cell table:formula="of:=[transitions.$A9] &amp; &quot;.&quot; &amp; [transitions.$B9] &amp; &quot;.&quot; &amp; [transitions.$C9] &amp; &quot;.&quot; &amp; [transitions.$D9]" office:value-type="string" office:string-value="1.1.1.7" calcext:value-type="string">
            <text:p>1.1.1.7</text:p>
          </table:table-cell>
        </table:table-row>
        <table:table-row table:style-name="ro1">
          <table:table-cell table:formula="of:=[transitions.$A10] &amp; &quot;.&quot; &amp; [transitions.$B10] &amp; &quot;.&quot; &amp; [transitions.$C10] &amp; &quot;.&quot; &amp; [transitions.$D10]" office:value-type="string" office:string-value="1.1.1.8" calcext:value-type="string">
            <text:p>1.1.1.8</text:p>
          </table:table-cell>
        </table:table-row>
        <table:table-row table:style-name="ro1">
          <table:table-cell table:formula="of:=[transitions.$A11] &amp; &quot;.&quot; &amp; [transitions.$B11] &amp; &quot;.&quot; &amp; [transitions.$C11] &amp; &quot;.&quot; &amp; [transitions.$D11]" office:value-type="string" office:string-value="1.1.1.9" calcext:value-type="string">
            <text:p>1.1.1.9</text:p>
          </table:table-cell>
        </table:table-row>
        <table:table-row table:style-name="ro1">
          <table:table-cell table:formula="of:=[transitions.$A12] &amp; &quot;.&quot; &amp; [transitions.$B12] &amp; &quot;.&quot; &amp; [transitions.$C12] &amp; &quot;.&quot; &amp; [transitions.$D12]" office:value-type="string" office:string-value="1.1.1.10" calcext:value-type="string">
            <text:p>1.1.1.10</text:p>
          </table:table-cell>
        </table:table-row>
        <table:table-row table:style-name="ro1">
          <table:table-cell table:formula="of:=[transitions.$A13] &amp; &quot;.&quot; &amp; [transitions.$B13] &amp; &quot;.&quot; &amp; [transitions.$C13] &amp; &quot;.&quot; &amp; [transitions.$D13]" office:value-type="string" office:string-value="1.1.2.11" calcext:value-type="string">
            <text:p>1.1.2.11</text:p>
          </table:table-cell>
        </table:table-row>
        <table:table-row table:style-name="ro1">
          <table:table-cell table:formula="of:=[transitions.$A14] &amp; &quot;.&quot; &amp; [transitions.$B14] &amp; &quot;.&quot; &amp; [transitions.$C14] &amp; &quot;.&quot; &amp; [transitions.$D14]" office:value-type="string" office:string-value="1.1.2.12" calcext:value-type="string">
            <text:p>1.1.2.12</text:p>
          </table:table-cell>
        </table:table-row>
        <table:table-row table:style-name="ro1">
          <table:table-cell table:formula="of:=[transitions.$A15] &amp; &quot;.&quot; &amp; [transitions.$B15] &amp; &quot;.&quot; &amp; [transitions.$C15] &amp; &quot;.&quot; &amp; [transitions.$D15]" office:value-type="string" office:string-value="1.1.3.13" calcext:value-type="string">
            <text:p>1.1.3.13</text:p>
          </table:table-cell>
        </table:table-row>
      </table:table>
      <table:table table:name="conditions" table:style-name="ta1">
        <office:forms form:automatic-focus="false" form:apply-design-mode="false"/>
        <table:table-column table:style-name="co2" table:number-columns-repeated="5" table:default-cell-style-name="ce3"/>
        <table:table-column table:style-name="co2" table:number-columns-repeated="2" table:default-cell-style-name="Default"/>
        <table:table-column table:style-name="co2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</table:table>
      <table:table table:name="positions" table:style-name="ta1">
        <office:forms form:automatic-focus="false" form:apply-design-mode="false"/>
        <table:table-column table:style-name="co2" table:number-columns-repeated="5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7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p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normalizedX</text:p>
          </table:table-cell>
          <table:table-cell table:style-name="Default" office:value-type="string" calcext:value-type="string">
            <text:p>normalizedY</text:p>
          </table:table-cell>
          <table:table-cell table:style-name="Default" office:value-type="string" calcext:value-type="string">
            <text:p>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</table:table-row>
      </table:table>
      <table:table table:name="Sheet9" table:style-name="ta1">
        <office:forms form:automatic-focus="false" form:apply-design-mode="false"/>
        <table:table-column table:style-name="co2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formula="of:=[transitions.A2]" office:value-type="string" office:string-value="1" calcext:value-type="string">
            <text:p>1</text:p>
          </table:table-cell>
          <table:table-cell table:formula="of:=[transitions.B2]" office:value-type="string" office:string-value="1" calcext:value-type="string">
            <text:p>1</text:p>
          </table:table-cell>
          <table:table-cell table:formula="of:=[transitions.C2]" office:value-type="string" office:string-value="1" calcext:value-type="string">
            <text:p>1</text:p>
          </table:table-cell>
          <table:table-cell table:formula="of:=[transitions.D2]" office:value-type="string" office:string-value="0" calcext:value-type="string">
            <text:p>0</text:p>
          </table:table-cell>
          <table:table-cell table:formula="of:=[transitions.E2]" office:value-type="string" office:string-value="True" calcext:value-type="string">
            <text:p>True</text:p>
          </table:table-cell>
          <table:table-cell table:formula="of:=[transitions.F2]" office:value-type="string" office:string-value="OGiveup" calcext:value-type="string">
            <text:p>OGiveup</text:p>
          </table:table-cell>
          <table:table-cell table:formula="of:=[transitions.G2]" office:value-type="string" office:string-value="-1420427518" calcext:value-type="string">
            <text:p>-1420427518</text:p>
          </table:table-cell>
          <table:table-cell table:formula="of:=[transitions.H2]" office:value-type="float" office:value="0" calcext:value-type="float">
            <text:p>0</text:p>
          </table:table-cell>
          <table:table-cell table:formula="of:=[transitions.I2]" office:value-type="string" office:string-value="0" calcext:value-type="string">
            <text:p>0</text:p>
          </table:table-cell>
          <table:table-cell table:formula="of:=[transitions.J2]" office:value-type="string" office:string-value="1" calcext:value-type="string">
            <text:p>1</text:p>
          </table:table-cell>
          <table:table-cell table:formula="of:=[transitions.K2]" office:value-type="string" office:string-value="False" calcext:value-type="string">
            <text:p>False</text:p>
          </table:table-cell>
          <table:table-cell table:formula="of:=[transitions.L2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3]" office:value-type="string" office:string-value="1" calcext:value-type="string">
            <text:p>1</text:p>
          </table:table-cell>
          <table:table-cell table:formula="of:=[transitions.B3]" office:value-type="string" office:string-value="1" calcext:value-type="string">
            <text:p>1</text:p>
          </table:table-cell>
          <table:table-cell table:formula="of:=[transitions.C3]" office:value-type="string" office:string-value="1" calcext:value-type="string">
            <text:p>1</text:p>
          </table:table-cell>
          <table:table-cell table:formula="of:=[transitions.D3]" office:value-type="string" office:string-value="1" calcext:value-type="string">
            <text:p>1</text:p>
          </table:table-cell>
          <table:table-cell table:formula="of:=[transitions.E3]" office:value-type="string" office:string-value="True" calcext:value-type="string">
            <text:p>True</text:p>
          </table:table-cell>
          <table:table-cell table:formula="of:=[transitions.F3]" office:value-type="string" office:string-value="JMove0" calcext:value-type="string">
            <text:p>JMove0</text:p>
          </table:table-cell>
          <table:table-cell table:formula="of:=[transitions.G3]" office:value-type="string" office:string-value="-1308079960" calcext:value-type="string">
            <text:p>-1308079960</text:p>
          </table:table-cell>
          <table:table-cell table:formula="of:=[transitions.H3]" office:value-type="float" office:value="0" calcext:value-type="float">
            <text:p>0</text:p>
          </table:table-cell>
          <table:table-cell table:formula="of:=[transitions.I3]" office:value-type="string" office:string-value="0" calcext:value-type="string">
            <text:p>0</text:p>
          </table:table-cell>
          <table:table-cell table:formula="of:=[transitions.J3]" office:value-type="string" office:string-value="1" calcext:value-type="string">
            <text:p>1</text:p>
          </table:table-cell>
          <table:table-cell table:formula="of:=[transitions.K3]" office:value-type="string" office:string-value="False" calcext:value-type="string">
            <text:p>False</text:p>
          </table:table-cell>
          <table:table-cell table:formula="of:=[transitions.L3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4]" office:value-type="string" office:string-value="1" calcext:value-type="string">
            <text:p>1</text:p>
          </table:table-cell>
          <table:table-cell table:formula="of:=[transitions.B4]" office:value-type="string" office:string-value="1" calcext:value-type="string">
            <text:p>1</text:p>
          </table:table-cell>
          <table:table-cell table:formula="of:=[transitions.C4]" office:value-type="string" office:string-value="1" calcext:value-type="string">
            <text:p>1</text:p>
          </table:table-cell>
          <table:table-cell table:formula="of:=[transitions.D4]" office:value-type="string" office:string-value="2" calcext:value-type="string">
            <text:p>2</text:p>
          </table:table-cell>
          <table:table-cell table:formula="of:=[transitions.E4]" office:value-type="string" office:string-value="True" calcext:value-type="string">
            <text:p>True</text:p>
          </table:table-cell>
          <table:table-cell table:formula="of:=[transitions.F4]" office:value-type="string" office:string-value="SAtkLP" calcext:value-type="string">
            <text:p>SAtkLP</text:p>
          </table:table-cell>
          <table:table-cell table:formula="of:=[transitions.G4]" office:value-type="string" office:string-value="-919344908" calcext:value-type="string">
            <text:p>-919344908</text:p>
          </table:table-cell>
          <table:table-cell table:formula="of:=[transitions.H4]" office:value-type="float" office:value="0" calcext:value-type="float">
            <text:p>0</text:p>
          </table:table-cell>
          <table:table-cell table:formula="of:=[transitions.I4]" office:value-type="string" office:string-value="0" calcext:value-type="string">
            <text:p>0</text:p>
          </table:table-cell>
          <table:table-cell table:formula="of:=[transitions.J4]" office:value-type="string" office:string-value="0" calcext:value-type="string">
            <text:p>0</text:p>
          </table:table-cell>
          <table:table-cell table:formula="of:=[transitions.K4]" office:value-type="string" office:string-value="False" calcext:value-type="string">
            <text:p>False</text:p>
          </table:table-cell>
          <table:table-cell table:formula="of:=[transitions.L4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5]" office:value-type="string" office:string-value="1" calcext:value-type="string">
            <text:p>1</text:p>
          </table:table-cell>
          <table:table-cell table:formula="of:=[transitions.B5]" office:value-type="string" office:string-value="1" calcext:value-type="string">
            <text:p>1</text:p>
          </table:table-cell>
          <table:table-cell table:formula="of:=[transitions.C5]" office:value-type="string" office:string-value="1" calcext:value-type="string">
            <text:p>1</text:p>
          </table:table-cell>
          <table:table-cell table:formula="of:=[transitions.D5]" office:value-type="string" office:string-value="3" calcext:value-type="string">
            <text:p>3</text:p>
          </table:table-cell>
          <table:table-cell table:formula="of:=[transitions.E5]" office:value-type="string" office:string-value="True" calcext:value-type="string">
            <text:p>True</text:p>
          </table:table-cell>
          <table:table-cell table:formula="of:=[transitions.F5]" office:value-type="string" office:string-value="SAtkMP" calcext:value-type="string">
            <text:p>SAtkMP</text:p>
          </table:table-cell>
          <table:table-cell table:formula="of:=[transitions.G5]" office:value-type="string" office:string-value="-802629195" calcext:value-type="string">
            <text:p>-802629195</text:p>
          </table:table-cell>
          <table:table-cell table:formula="of:=[transitions.H5]" office:value-type="float" office:value="0" calcext:value-type="float">
            <text:p>0</text:p>
          </table:table-cell>
          <table:table-cell table:formula="of:=[transitions.I5]" office:value-type="string" office:string-value="0" calcext:value-type="string">
            <text:p>0</text:p>
          </table:table-cell>
          <table:table-cell table:formula="of:=[transitions.J5]" office:value-type="string" office:string-value="0" calcext:value-type="string">
            <text:p>0</text:p>
          </table:table-cell>
          <table:table-cell table:formula="of:=[transitions.K5]" office:value-type="string" office:string-value="False" calcext:value-type="string">
            <text:p>False</text:p>
          </table:table-cell>
          <table:table-cell table:formula="of:=[transitions.L5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6]" office:value-type="string" office:string-value="1" calcext:value-type="string">
            <text:p>1</text:p>
          </table:table-cell>
          <table:table-cell table:formula="of:=[transitions.B6]" office:value-type="string" office:string-value="1" calcext:value-type="string">
            <text:p>1</text:p>
          </table:table-cell>
          <table:table-cell table:formula="of:=[transitions.C6]" office:value-type="string" office:string-value="1" calcext:value-type="string">
            <text:p>1</text:p>
          </table:table-cell>
          <table:table-cell table:formula="of:=[transitions.D6]" office:value-type="string" office:string-value="4" calcext:value-type="string">
            <text:p>4</text:p>
          </table:table-cell>
          <table:table-cell table:formula="of:=[transitions.E6]" office:value-type="string" office:string-value="True" calcext:value-type="string">
            <text:p>True</text:p>
          </table:table-cell>
          <table:table-cell table:formula="of:=[transitions.F6]" office:value-type="string" office:string-value="SAtkHP" calcext:value-type="string">
            <text:p>SAtkHP</text:p>
          </table:table-cell>
          <table:table-cell table:formula="of:=[transitions.G6]" office:value-type="string" office:string-value="-1386271248" calcext:value-type="string">
            <text:p>-1386271248</text:p>
          </table:table-cell>
          <table:table-cell table:formula="of:=[transitions.H6]" office:value-type="float" office:value="0" calcext:value-type="float">
            <text:p>0</text:p>
          </table:table-cell>
          <table:table-cell table:formula="of:=[transitions.I6]" office:value-type="string" office:string-value="0" calcext:value-type="string">
            <text:p>0</text:p>
          </table:table-cell>
          <table:table-cell table:formula="of:=[transitions.J6]" office:value-type="string" office:string-value="0" calcext:value-type="string">
            <text:p>0</text:p>
          </table:table-cell>
          <table:table-cell table:formula="of:=[transitions.K6]" office:value-type="string" office:string-value="False" calcext:value-type="string">
            <text:p>False</text:p>
          </table:table-cell>
          <table:table-cell table:formula="of:=[transitions.L6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7]" office:value-type="string" office:string-value="1" calcext:value-type="string">
            <text:p>1</text:p>
          </table:table-cell>
          <table:table-cell table:formula="of:=[transitions.B7]" office:value-type="string" office:string-value="1" calcext:value-type="string">
            <text:p>1</text:p>
          </table:table-cell>
          <table:table-cell table:formula="of:=[transitions.C7]" office:value-type="string" office:string-value="1" calcext:value-type="string">
            <text:p>1</text:p>
          </table:table-cell>
          <table:table-cell table:formula="of:=[transitions.D7]" office:value-type="string" office:string-value="5" calcext:value-type="string">
            <text:p>5</text:p>
          </table:table-cell>
          <table:table-cell table:formula="of:=[transitions.E7]" office:value-type="string" office:string-value="True" calcext:value-type="string">
            <text:p>True</text:p>
          </table:table-cell>
          <table:table-cell table:formula="of:=[transitions.F7]" office:value-type="string" office:string-value="SAtkLK" calcext:value-type="string">
            <text:p>SAtkLK</text:p>
          </table:table-cell>
          <table:table-cell table:formula="of:=[transitions.G7]" office:value-type="string" office:string-value="1129718040" calcext:value-type="string">
            <text:p>1129718040</text:p>
          </table:table-cell>
          <table:table-cell table:formula="of:=[transitions.H7]" office:value-type="float" office:value="0" calcext:value-type="float">
            <text:p>0</text:p>
          </table:table-cell>
          <table:table-cell table:formula="of:=[transitions.I7]" office:value-type="string" office:string-value="0" calcext:value-type="string">
            <text:p>0</text:p>
          </table:table-cell>
          <table:table-cell table:formula="of:=[transitions.J7]" office:value-type="string" office:string-value="0" calcext:value-type="string">
            <text:p>0</text:p>
          </table:table-cell>
          <table:table-cell table:formula="of:=[transitions.K7]" office:value-type="string" office:string-value="False" calcext:value-type="string">
            <text:p>False</text:p>
          </table:table-cell>
          <table:table-cell table:formula="of:=[transitions.L7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8]" office:value-type="string" office:string-value="1" calcext:value-type="string">
            <text:p>1</text:p>
          </table:table-cell>
          <table:table-cell table:formula="of:=[transitions.B8]" office:value-type="string" office:string-value="1" calcext:value-type="string">
            <text:p>1</text:p>
          </table:table-cell>
          <table:table-cell table:formula="of:=[transitions.C8]" office:value-type="string" office:string-value="1" calcext:value-type="string">
            <text:p>1</text:p>
          </table:table-cell>
          <table:table-cell table:formula="of:=[transitions.D8]" office:value-type="string" office:string-value="6" calcext:value-type="string">
            <text:p>6</text:p>
          </table:table-cell>
          <table:table-cell table:formula="of:=[transitions.E8]" office:value-type="string" office:string-value="True" calcext:value-type="string">
            <text:p>True</text:p>
          </table:table-cell>
          <table:table-cell table:formula="of:=[transitions.F8]" office:value-type="string" office:string-value="SAtkMK" calcext:value-type="string">
            <text:p>SAtkMK</text:p>
          </table:table-cell>
          <table:table-cell table:formula="of:=[transitions.G8]" office:value-type="string" office:string-value="1514999897" calcext:value-type="string">
            <text:p>1514999897</text:p>
          </table:table-cell>
          <table:table-cell table:formula="of:=[transitions.H8]" office:value-type="float" office:value="0" calcext:value-type="float">
            <text:p>0</text:p>
          </table:table-cell>
          <table:table-cell table:formula="of:=[transitions.I8]" office:value-type="string" office:string-value="0" calcext:value-type="string">
            <text:p>0</text:p>
          </table:table-cell>
          <table:table-cell table:formula="of:=[transitions.J8]" office:value-type="string" office:string-value="0" calcext:value-type="string">
            <text:p>0</text:p>
          </table:table-cell>
          <table:table-cell table:formula="of:=[transitions.K8]" office:value-type="string" office:string-value="False" calcext:value-type="string">
            <text:p>False</text:p>
          </table:table-cell>
          <table:table-cell table:formula="of:=[transitions.L8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9]" office:value-type="string" office:string-value="1" calcext:value-type="string">
            <text:p>1</text:p>
          </table:table-cell>
          <table:table-cell table:formula="of:=[transitions.B9]" office:value-type="string" office:string-value="1" calcext:value-type="string">
            <text:p>1</text:p>
          </table:table-cell>
          <table:table-cell table:formula="of:=[transitions.C9]" office:value-type="string" office:string-value="1" calcext:value-type="string">
            <text:p>1</text:p>
          </table:table-cell>
          <table:table-cell table:formula="of:=[transitions.D9]" office:value-type="string" office:string-value="7" calcext:value-type="string">
            <text:p>7</text:p>
          </table:table-cell>
          <table:table-cell table:formula="of:=[transitions.E9]" office:value-type="string" office:string-value="True" calcext:value-type="string">
            <text:p>True</text:p>
          </table:table-cell>
          <table:table-cell table:formula="of:=[transitions.F9]" office:value-type="string" office:string-value="SAtkHK" calcext:value-type="string">
            <text:p>SAtkHK</text:p>
          </table:table-cell>
          <table:table-cell table:formula="of:=[transitions.G9]" office:value-type="string" office:string-value="658170908" calcext:value-type="string">
            <text:p>658170908</text:p>
          </table:table-cell>
          <table:table-cell table:formula="of:=[transitions.H9]" office:value-type="float" office:value="0" calcext:value-type="float">
            <text:p>0</text:p>
          </table:table-cell>
          <table:table-cell table:formula="of:=[transitions.I9]" office:value-type="string" office:string-value="0" calcext:value-type="string">
            <text:p>0</text:p>
          </table:table-cell>
          <table:table-cell table:formula="of:=[transitions.J9]" office:value-type="string" office:string-value="0" calcext:value-type="string">
            <text:p>0</text:p>
          </table:table-cell>
          <table:table-cell table:formula="of:=[transitions.K9]" office:value-type="string" office:string-value="False" calcext:value-type="string">
            <text:p>False</text:p>
          </table:table-cell>
          <table:table-cell table:formula="of:=[transitions.L9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0]" office:value-type="string" office:string-value="1" calcext:value-type="string">
            <text:p>1</text:p>
          </table:table-cell>
          <table:table-cell table:formula="of:=[transitions.B10]" office:value-type="string" office:string-value="1" calcext:value-type="string">
            <text:p>1</text:p>
          </table:table-cell>
          <table:table-cell table:formula="of:=[transitions.C10]" office:value-type="string" office:string-value="1" calcext:value-type="string">
            <text:p>1</text:p>
          </table:table-cell>
          <table:table-cell table:formula="of:=[transitions.D10]" office:value-type="string" office:string-value="8" calcext:value-type="string">
            <text:p>8</text:p>
          </table:table-cell>
          <table:table-cell table:formula="of:=[transitions.E10]" office:value-type="string" office:string-value="True" calcext:value-type="string">
            <text:p>True</text:p>
          </table:table-cell>
          <table:table-cell table:formula="of:=[transitions.F10]" office:value-type="string" office:string-value="CWait" calcext:value-type="string">
            <text:p>CWait</text:p>
          </table:table-cell>
          <table:table-cell table:formula="of:=[transitions.G10]" office:value-type="string" office:string-value="636036675" calcext:value-type="string">
            <text:p>636036675</text:p>
          </table:table-cell>
          <table:table-cell table:formula="of:=[transitions.H10]" office:value-type="float" office:value="0" calcext:value-type="float">
            <text:p>0</text:p>
          </table:table-cell>
          <table:table-cell table:formula="of:=[transitions.I10]" office:value-type="string" office:string-value="0" calcext:value-type="string">
            <text:p>0</text:p>
          </table:table-cell>
          <table:table-cell table:formula="of:=[transitions.J10]" office:value-type="string" office:string-value="1" calcext:value-type="string">
            <text:p>1</text:p>
          </table:table-cell>
          <table:table-cell table:formula="of:=[transitions.K10]" office:value-type="string" office:string-value="False" calcext:value-type="string">
            <text:p>False</text:p>
          </table:table-cell>
          <table:table-cell table:formula="of:=[transitions.L10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1]" office:value-type="string" office:string-value="1" calcext:value-type="string">
            <text:p>1</text:p>
          </table:table-cell>
          <table:table-cell table:formula="of:=[transitions.B11]" office:value-type="string" office:string-value="1" calcext:value-type="string">
            <text:p>1</text:p>
          </table:table-cell>
          <table:table-cell table:formula="of:=[transitions.C11]" office:value-type="string" office:string-value="1" calcext:value-type="string">
            <text:p>1</text:p>
          </table:table-cell>
          <table:table-cell table:formula="of:=[transitions.D11]" office:value-type="string" office:string-value="9" calcext:value-type="string">
            <text:p>9</text:p>
          </table:table-cell>
          <table:table-cell table:formula="of:=[transitions.E11]" office:value-type="string" office:string-value="True" calcext:value-type="string">
            <text:p>True</text:p>
          </table:table-cell>
          <table:table-cell table:formula="of:=[transitions.F11]" office:value-type="string" office:string-value="SMove" calcext:value-type="string">
            <text:p>SMove</text:p>
          </table:table-cell>
          <table:table-cell table:formula="of:=[transitions.G11]" office:value-type="string" office:string-value="-673643172" calcext:value-type="string">
            <text:p>-673643172</text:p>
          </table:table-cell>
          <table:table-cell table:formula="of:=[transitions.H11]" office:value-type="float" office:value="0" calcext:value-type="float">
            <text:p>0</text:p>
          </table:table-cell>
          <table:table-cell table:formula="of:=[transitions.I11]" office:value-type="string" office:string-value="0" calcext:value-type="string">
            <text:p>0</text:p>
          </table:table-cell>
          <table:table-cell table:formula="of:=[transitions.J11]" office:value-type="string" office:string-value="1" calcext:value-type="string">
            <text:p>1</text:p>
          </table:table-cell>
          <table:table-cell table:formula="of:=[transitions.K11]" office:value-type="string" office:string-value="False" calcext:value-type="string">
            <text:p>False</text:p>
          </table:table-cell>
          <table:table-cell table:formula="of:=[transitions.L11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2]" office:value-type="string" office:string-value="1" calcext:value-type="string">
            <text:p>1</text:p>
          </table:table-cell>
          <table:table-cell table:formula="of:=[transitions.B12]" office:value-type="string" office:string-value="1" calcext:value-type="string">
            <text:p>1</text:p>
          </table:table-cell>
          <table:table-cell table:formula="of:=[transitions.C12]" office:value-type="string" office:string-value="1" calcext:value-type="string">
            <text:p>1</text:p>
          </table:table-cell>
          <table:table-cell table:formula="of:=[transitions.D12]" office:value-type="string" office:string-value="10" calcext:value-type="string">
            <text:p>10</text:p>
          </table:table-cell>
          <table:table-cell table:formula="of:=[transitions.E12]" office:value-type="string" office:string-value="True" calcext:value-type="string">
            <text:p>True</text:p>
          </table:table-cell>
          <table:table-cell table:formula="of:=[transitions.F12]" office:value-type="string" office:string-value="SBlockL" calcext:value-type="string">
            <text:p>SBlockL</text:p>
          </table:table-cell>
          <table:table-cell table:formula="of:=[transitions.G12]" office:value-type="string" office:string-value="1102327940" calcext:value-type="string">
            <text:p>1102327940</text:p>
          </table:table-cell>
          <table:table-cell table:formula="of:=[transitions.H12]" office:value-type="float" office:value="0" calcext:value-type="float">
            <text:p>0</text:p>
          </table:table-cell>
          <table:table-cell table:formula="of:=[transitions.I12]" office:value-type="string" office:string-value="0" calcext:value-type="string">
            <text:p>0</text:p>
          </table:table-cell>
          <table:table-cell table:formula="of:=[transitions.J12]" office:value-type="string" office:string-value="0.75" calcext:value-type="string">
            <text:p>0.75</text:p>
          </table:table-cell>
          <table:table-cell table:formula="of:=[transitions.K12]" office:value-type="string" office:string-value="False" calcext:value-type="string">
            <text:p>False</text:p>
          </table:table-cell>
          <table:table-cell table:formula="of:=[transitions.L12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3]" office:value-type="string" office:string-value="1" calcext:value-type="string">
            <text:p>1</text:p>
          </table:table-cell>
          <table:table-cell table:formula="of:=[transitions.B13]" office:value-type="string" office:string-value="1" calcext:value-type="string">
            <text:p>1</text:p>
          </table:table-cell>
          <table:table-cell table:formula="of:=[transitions.C13]" office:value-type="string" office:string-value="2" calcext:value-type="string">
            <text:p>2</text:p>
          </table:table-cell>
          <table:table-cell table:formula="of:=[transitions.D13]" office:value-type="string" office:string-value="11" calcext:value-type="string">
            <text:p>11</text:p>
          </table:table-cell>
          <table:table-cell table:formula="of:=[transitions.E13]" office:value-type="string" office:string-value="True" calcext:value-type="string">
            <text:p>True</text:p>
          </table:table-cell>
          <table:table-cell table:formula="of:=[transitions.F13]" office:value-type="float" office:value="0" calcext:value-type="float">
            <text:p>0</text:p>
          </table:table-cell>
          <table:table-cell table:formula="of:=[transitions.G13]" office:value-type="string" office:string-value="0" calcext:value-type="string">
            <text:p>0</text:p>
          </table:table-cell>
          <table:table-cell table:formula="of:=[transitions.H13]" office:value-type="float" office:value="0" calcext:value-type="float">
            <text:p>0</text:p>
          </table:table-cell>
          <table:table-cell table:formula="of:=[transitions.I13]" office:value-type="string" office:string-value="0" calcext:value-type="string">
            <text:p>0</text:p>
          </table:table-cell>
          <table:table-cell table:formula="of:=[transitions.J13]" office:value-type="string" office:string-value="1" calcext:value-type="string">
            <text:p>1</text:p>
          </table:table-cell>
          <table:table-cell table:formula="of:=[transitions.K13]" office:value-type="string" office:string-value="True" calcext:value-type="string">
            <text:p>True</text:p>
          </table:table-cell>
          <table:table-cell table:formula="of:=[transitions.L13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4]" office:value-type="string" office:string-value="1" calcext:value-type="string">
            <text:p>1</text:p>
          </table:table-cell>
          <table:table-cell table:formula="of:=[transitions.B14]" office:value-type="string" office:string-value="1" calcext:value-type="string">
            <text:p>1</text:p>
          </table:table-cell>
          <table:table-cell table:formula="of:=[transitions.C14]" office:value-type="string" office:string-value="2" calcext:value-type="string">
            <text:p>2</text:p>
          </table:table-cell>
          <table:table-cell table:formula="of:=[transitions.D14]" office:value-type="string" office:string-value="12" calcext:value-type="string">
            <text:p>12</text:p>
          </table:table-cell>
          <table:table-cell table:formula="of:=[transitions.E14]" office:value-type="string" office:string-value="True" calcext:value-type="string">
            <text:p>True</text:p>
          </table:table-cell>
          <table:table-cell table:formula="of:=[transitions.F14]" office:value-type="string" office:string-value="SBlockL" calcext:value-type="string">
            <text:p>SBlockL</text:p>
          </table:table-cell>
          <table:table-cell table:formula="of:=[transitions.G14]" office:value-type="string" office:string-value="1102327940" calcext:value-type="string">
            <text:p>1102327940</text:p>
          </table:table-cell>
          <table:table-cell table:formula="of:=[transitions.H14]" office:value-type="float" office:value="0" calcext:value-type="float">
            <text:p>0</text:p>
          </table:table-cell>
          <table:table-cell table:formula="of:=[transitions.I14]" office:value-type="string" office:string-value="0" calcext:value-type="string">
            <text:p>0</text:p>
          </table:table-cell>
          <table:table-cell table:formula="of:=[transitions.J14]" office:value-type="string" office:string-value="0.75" calcext:value-type="string">
            <text:p>0.75</text:p>
          </table:table-cell>
          <table:table-cell table:formula="of:=[transitions.K14]" office:value-type="string" office:string-value="False" calcext:value-type="string">
            <text:p>False</text:p>
          </table:table-cell>
          <table:table-cell table:formula="of:=[transitions.L14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5]" office:value-type="string" office:string-value="1" calcext:value-type="string">
            <text:p>1</text:p>
          </table:table-cell>
          <table:table-cell table:formula="of:=[transitions.B15]" office:value-type="string" office:string-value="1" calcext:value-type="string">
            <text:p>1</text:p>
          </table:table-cell>
          <table:table-cell table:formula="of:=[transitions.C15]" office:value-type="string" office:string-value="3" calcext:value-type="string">
            <text:p>3</text:p>
          </table:table-cell>
          <table:table-cell table:formula="of:=[transitions.D15]" office:value-type="string" office:string-value="13" calcext:value-type="string">
            <text:p>13</text:p>
          </table:table-cell>
          <table:table-cell table:formula="of:=[transitions.E15]" office:value-type="string" office:string-value="True" calcext:value-type="string">
            <text:p>True</text:p>
          </table:table-cell>
          <table:table-cell table:formula="of:=[transitions.F15]" office:value-type="float" office:value="0" calcext:value-type="float">
            <text:p>0</text:p>
          </table:table-cell>
          <table:table-cell table:formula="of:=[transitions.G15]" office:value-type="string" office:string-value="0" calcext:value-type="string">
            <text:p>0</text:p>
          </table:table-cell>
          <table:table-cell table:formula="of:=[transitions.H15]" office:value-type="float" office:value="0" calcext:value-type="float">
            <text:p>0</text:p>
          </table:table-cell>
          <table:table-cell table:formula="of:=[transitions.I15]" office:value-type="string" office:string-value="0" calcext:value-type="string">
            <text:p>0</text:p>
          </table:table-cell>
          <table:table-cell table:formula="of:=[transitions.J15]" office:value-type="string" office:string-value="1" calcext:value-type="string">
            <text:p>1</text:p>
          </table:table-cell>
          <table:table-cell table:formula="of:=[transitions.K15]" office:value-type="string" office:string-value="True" calcext:value-type="string">
            <text:p>True</text:p>
          </table:table-cell>
          <table:table-cell table:formula="of:=[transitions.L15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6]" office:value-type="string" office:string-value="1" calcext:value-type="string">
            <text:p>1</text:p>
          </table:table-cell>
          <table:table-cell table:formula="of:=[transitions.B16]" office:value-type="string" office:string-value="1" calcext:value-type="string">
            <text:p>1</text:p>
          </table:table-cell>
          <table:table-cell table:formula="of:=[transitions.C16]" office:value-type="string" office:string-value="3" calcext:value-type="string">
            <text:p>3</text:p>
          </table:table-cell>
          <table:table-cell table:formula="of:=[transitions.D16]" office:value-type="string" office:string-value="14" calcext:value-type="string">
            <text:p>14</text:p>
          </table:table-cell>
          <table:table-cell table:formula="of:=[transitions.E16]" office:value-type="string" office:string-value="True" calcext:value-type="string">
            <text:p>True</text:p>
          </table:table-cell>
          <table:table-cell table:formula="of:=[transitions.F16]" office:value-type="string" office:string-value="SBlockL" calcext:value-type="string">
            <text:p>SBlockL</text:p>
          </table:table-cell>
          <table:table-cell table:formula="of:=[transitions.G16]" office:value-type="string" office:string-value="1102327940" calcext:value-type="string">
            <text:p>1102327940</text:p>
          </table:table-cell>
          <table:table-cell table:formula="of:=[transitions.H16]" office:value-type="float" office:value="0" calcext:value-type="float">
            <text:p>0</text:p>
          </table:table-cell>
          <table:table-cell table:formula="of:=[transitions.I16]" office:value-type="string" office:string-value="0" calcext:value-type="string">
            <text:p>0</text:p>
          </table:table-cell>
          <table:table-cell table:formula="of:=[transitions.J16]" office:value-type="string" office:string-value="0.75" calcext:value-type="string">
            <text:p>0.75</text:p>
          </table:table-cell>
          <table:table-cell table:formula="of:=[transitions.K16]" office:value-type="string" office:string-value="False" calcext:value-type="string">
            <text:p>False</text:p>
          </table:table-cell>
          <table:table-cell table:formula="of:=[transitions.L16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7]" office:value-type="string" office:string-value="1" calcext:value-type="string">
            <text:p>1</text:p>
          </table:table-cell>
          <table:table-cell table:formula="of:=[transitions.B17]" office:value-type="string" office:string-value="1" calcext:value-type="string">
            <text:p>1</text:p>
          </table:table-cell>
          <table:table-cell table:formula="of:=[transitions.C17]" office:value-type="string" office:string-value="4" calcext:value-type="string">
            <text:p>4</text:p>
          </table:table-cell>
          <table:table-cell table:formula="of:=[transitions.D17]" office:value-type="string" office:string-value="15" calcext:value-type="string">
            <text:p>15</text:p>
          </table:table-cell>
          <table:table-cell table:formula="of:=[transitions.E17]" office:value-type="string" office:string-value="True" calcext:value-type="string">
            <text:p>True</text:p>
          </table:table-cell>
          <table:table-cell table:formula="of:=[transitions.F17]" office:value-type="float" office:value="0" calcext:value-type="float">
            <text:p>0</text:p>
          </table:table-cell>
          <table:table-cell table:formula="of:=[transitions.G17]" office:value-type="string" office:string-value="0" calcext:value-type="string">
            <text:p>0</text:p>
          </table:table-cell>
          <table:table-cell table:formula="of:=[transitions.H17]" office:value-type="float" office:value="0" calcext:value-type="float">
            <text:p>0</text:p>
          </table:table-cell>
          <table:table-cell table:formula="of:=[transitions.I17]" office:value-type="string" office:string-value="0" calcext:value-type="string">
            <text:p>0</text:p>
          </table:table-cell>
          <table:table-cell table:formula="of:=[transitions.J17]" office:value-type="string" office:string-value="1" calcext:value-type="string">
            <text:p>1</text:p>
          </table:table-cell>
          <table:table-cell table:formula="of:=[transitions.K17]" office:value-type="string" office:string-value="True" calcext:value-type="string">
            <text:p>True</text:p>
          </table:table-cell>
          <table:table-cell table:formula="of:=[transitions.L17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8]" office:value-type="string" office:string-value="1" calcext:value-type="string">
            <text:p>1</text:p>
          </table:table-cell>
          <table:table-cell table:formula="of:=[transitions.B18]" office:value-type="string" office:string-value="1" calcext:value-type="string">
            <text:p>1</text:p>
          </table:table-cell>
          <table:table-cell table:formula="of:=[transitions.C18]" office:value-type="string" office:string-value="4" calcext:value-type="string">
            <text:p>4</text:p>
          </table:table-cell>
          <table:table-cell table:formula="of:=[transitions.D18]" office:value-type="string" office:string-value="16" calcext:value-type="string">
            <text:p>16</text:p>
          </table:table-cell>
          <table:table-cell table:formula="of:=[transitions.E18]" office:value-type="string" office:string-value="True" calcext:value-type="string">
            <text:p>True</text:p>
          </table:table-cell>
          <table:table-cell table:formula="of:=[transitions.F18]" office:value-type="string" office:string-value="SBlockL" calcext:value-type="string">
            <text:p>SBlockL</text:p>
          </table:table-cell>
          <table:table-cell table:formula="of:=[transitions.G18]" office:value-type="string" office:string-value="1102327940" calcext:value-type="string">
            <text:p>1102327940</text:p>
          </table:table-cell>
          <table:table-cell table:formula="of:=[transitions.H18]" office:value-type="float" office:value="0" calcext:value-type="float">
            <text:p>0</text:p>
          </table:table-cell>
          <table:table-cell table:formula="of:=[transitions.I18]" office:value-type="string" office:string-value="0" calcext:value-type="string">
            <text:p>0</text:p>
          </table:table-cell>
          <table:table-cell table:formula="of:=[transitions.J18]" office:value-type="string" office:string-value="0.75" calcext:value-type="string">
            <text:p>0.75</text:p>
          </table:table-cell>
          <table:table-cell table:formula="of:=[transitions.K18]" office:value-type="string" office:string-value="False" calcext:value-type="string">
            <text:p>False</text:p>
          </table:table-cell>
          <table:table-cell table:formula="of:=[transitions.L18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9]" office:value-type="string" office:string-value="1" calcext:value-type="string">
            <text:p>1</text:p>
          </table:table-cell>
          <table:table-cell table:formula="of:=[transitions.B19]" office:value-type="string" office:string-value="1" calcext:value-type="string">
            <text:p>1</text:p>
          </table:table-cell>
          <table:table-cell table:formula="of:=[transitions.C19]" office:value-type="string" office:string-value="5" calcext:value-type="string">
            <text:p>5</text:p>
          </table:table-cell>
          <table:table-cell table:formula="of:=[transitions.D19]" office:value-type="string" office:string-value="17" calcext:value-type="string">
            <text:p>17</text:p>
          </table:table-cell>
          <table:table-cell table:formula="of:=[transitions.E19]" office:value-type="string" office:string-value="True" calcext:value-type="string">
            <text:p>True</text:p>
          </table:table-cell>
          <table:table-cell table:formula="of:=[transitions.F19]" office:value-type="float" office:value="0" calcext:value-type="float">
            <text:p>0</text:p>
          </table:table-cell>
          <table:table-cell table:formula="of:=[transitions.G19]" office:value-type="string" office:string-value="0" calcext:value-type="string">
            <text:p>0</text:p>
          </table:table-cell>
          <table:table-cell table:formula="of:=[transitions.H19]" office:value-type="float" office:value="0" calcext:value-type="float">
            <text:p>0</text:p>
          </table:table-cell>
          <table:table-cell table:formula="of:=[transitions.I19]" office:value-type="string" office:string-value="0" calcext:value-type="string">
            <text:p>0</text:p>
          </table:table-cell>
          <table:table-cell table:formula="of:=[transitions.J19]" office:value-type="string" office:string-value="1" calcext:value-type="string">
            <text:p>1</text:p>
          </table:table-cell>
          <table:table-cell table:formula="of:=[transitions.K19]" office:value-type="string" office:string-value="True" calcext:value-type="string">
            <text:p>True</text:p>
          </table:table-cell>
          <table:table-cell table:formula="of:=[transitions.L19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0]" office:value-type="string" office:string-value="1" calcext:value-type="string">
            <text:p>1</text:p>
          </table:table-cell>
          <table:table-cell table:formula="of:=[transitions.B20]" office:value-type="string" office:string-value="1" calcext:value-type="string">
            <text:p>1</text:p>
          </table:table-cell>
          <table:table-cell table:formula="of:=[transitions.C20]" office:value-type="string" office:string-value="5" calcext:value-type="string">
            <text:p>5</text:p>
          </table:table-cell>
          <table:table-cell table:formula="of:=[transitions.D20]" office:value-type="string" office:string-value="18" calcext:value-type="string">
            <text:p>18</text:p>
          </table:table-cell>
          <table:table-cell table:formula="of:=[transitions.E20]" office:value-type="string" office:string-value="True" calcext:value-type="string">
            <text:p>True</text:p>
          </table:table-cell>
          <table:table-cell table:formula="of:=[transitions.F20]" office:value-type="string" office:string-value="SBlockL" calcext:value-type="string">
            <text:p>SBlockL</text:p>
          </table:table-cell>
          <table:table-cell table:formula="of:=[transitions.G20]" office:value-type="string" office:string-value="1102327940" calcext:value-type="string">
            <text:p>1102327940</text:p>
          </table:table-cell>
          <table:table-cell table:formula="of:=[transitions.H20]" office:value-type="float" office:value="0" calcext:value-type="float">
            <text:p>0</text:p>
          </table:table-cell>
          <table:table-cell table:formula="of:=[transitions.I20]" office:value-type="string" office:string-value="0" calcext:value-type="string">
            <text:p>0</text:p>
          </table:table-cell>
          <table:table-cell table:formula="of:=[transitions.J20]" office:value-type="string" office:string-value="0.75" calcext:value-type="string">
            <text:p>0.75</text:p>
          </table:table-cell>
          <table:table-cell table:formula="of:=[transitions.K20]" office:value-type="string" office:string-value="False" calcext:value-type="string">
            <text:p>False</text:p>
          </table:table-cell>
          <table:table-cell table:formula="of:=[transitions.L20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1]" office:value-type="string" office:string-value="1" calcext:value-type="string">
            <text:p>1</text:p>
          </table:table-cell>
          <table:table-cell table:formula="of:=[transitions.B21]" office:value-type="string" office:string-value="1" calcext:value-type="string">
            <text:p>1</text:p>
          </table:table-cell>
          <table:table-cell table:formula="of:=[transitions.C21]" office:value-type="string" office:string-value="6" calcext:value-type="string">
            <text:p>6</text:p>
          </table:table-cell>
          <table:table-cell table:formula="of:=[transitions.D21]" office:value-type="string" office:string-value="19" calcext:value-type="string">
            <text:p>19</text:p>
          </table:table-cell>
          <table:table-cell table:formula="of:=[transitions.E21]" office:value-type="string" office:string-value="True" calcext:value-type="string">
            <text:p>True</text:p>
          </table:table-cell>
          <table:table-cell table:formula="of:=[transitions.F21]" office:value-type="float" office:value="0" calcext:value-type="float">
            <text:p>0</text:p>
          </table:table-cell>
          <table:table-cell table:formula="of:=[transitions.G21]" office:value-type="string" office:string-value="0" calcext:value-type="string">
            <text:p>0</text:p>
          </table:table-cell>
          <table:table-cell table:formula="of:=[transitions.H21]" office:value-type="float" office:value="0" calcext:value-type="float">
            <text:p>0</text:p>
          </table:table-cell>
          <table:table-cell table:formula="of:=[transitions.I21]" office:value-type="string" office:string-value="0" calcext:value-type="string">
            <text:p>0</text:p>
          </table:table-cell>
          <table:table-cell table:formula="of:=[transitions.J21]" office:value-type="string" office:string-value="1" calcext:value-type="string">
            <text:p>1</text:p>
          </table:table-cell>
          <table:table-cell table:formula="of:=[transitions.K21]" office:value-type="string" office:string-value="True" calcext:value-type="string">
            <text:p>True</text:p>
          </table:table-cell>
          <table:table-cell table:formula="of:=[transitions.L21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2]" office:value-type="string" office:string-value="1" calcext:value-type="string">
            <text:p>1</text:p>
          </table:table-cell>
          <table:table-cell table:formula="of:=[transitions.B22]" office:value-type="string" office:string-value="1" calcext:value-type="string">
            <text:p>1</text:p>
          </table:table-cell>
          <table:table-cell table:formula="of:=[transitions.C22]" office:value-type="string" office:string-value="6" calcext:value-type="string">
            <text:p>6</text:p>
          </table:table-cell>
          <table:table-cell table:formula="of:=[transitions.D22]" office:value-type="string" office:string-value="20" calcext:value-type="string">
            <text:p>20</text:p>
          </table:table-cell>
          <table:table-cell table:formula="of:=[transitions.E22]" office:value-type="string" office:string-value="True" calcext:value-type="string">
            <text:p>True</text:p>
          </table:table-cell>
          <table:table-cell table:formula="of:=[transitions.F22]" office:value-type="string" office:string-value="SBlockL" calcext:value-type="string">
            <text:p>SBlockL</text:p>
          </table:table-cell>
          <table:table-cell table:formula="of:=[transitions.G22]" office:value-type="string" office:string-value="1102327940" calcext:value-type="string">
            <text:p>1102327940</text:p>
          </table:table-cell>
          <table:table-cell table:formula="of:=[transitions.H22]" office:value-type="float" office:value="0" calcext:value-type="float">
            <text:p>0</text:p>
          </table:table-cell>
          <table:table-cell table:formula="of:=[transitions.I22]" office:value-type="string" office:string-value="0" calcext:value-type="string">
            <text:p>0</text:p>
          </table:table-cell>
          <table:table-cell table:formula="of:=[transitions.J22]" office:value-type="string" office:string-value="0.75" calcext:value-type="string">
            <text:p>0.75</text:p>
          </table:table-cell>
          <table:table-cell table:formula="of:=[transitions.K22]" office:value-type="string" office:string-value="False" calcext:value-type="string">
            <text:p>False</text:p>
          </table:table-cell>
          <table:table-cell table:formula="of:=[transitions.L22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3]" office:value-type="string" office:string-value="1" calcext:value-type="string">
            <text:p>1</text:p>
          </table:table-cell>
          <table:table-cell table:formula="of:=[transitions.B23]" office:value-type="string" office:string-value="1" calcext:value-type="string">
            <text:p>1</text:p>
          </table:table-cell>
          <table:table-cell table:formula="of:=[transitions.C23]" office:value-type="string" office:string-value="7" calcext:value-type="string">
            <text:p>7</text:p>
          </table:table-cell>
          <table:table-cell table:formula="of:=[transitions.D23]" office:value-type="string" office:string-value="21" calcext:value-type="string">
            <text:p>21</text:p>
          </table:table-cell>
          <table:table-cell table:formula="of:=[transitions.E23]" office:value-type="string" office:string-value="True" calcext:value-type="string">
            <text:p>True</text:p>
          </table:table-cell>
          <table:table-cell table:formula="of:=[transitions.F23]" office:value-type="float" office:value="0" calcext:value-type="float">
            <text:p>0</text:p>
          </table:table-cell>
          <table:table-cell table:formula="of:=[transitions.G23]" office:value-type="string" office:string-value="0" calcext:value-type="string">
            <text:p>0</text:p>
          </table:table-cell>
          <table:table-cell table:formula="of:=[transitions.H23]" office:value-type="float" office:value="0" calcext:value-type="float">
            <text:p>0</text:p>
          </table:table-cell>
          <table:table-cell table:formula="of:=[transitions.I23]" office:value-type="string" office:string-value="0" calcext:value-type="string">
            <text:p>0</text:p>
          </table:table-cell>
          <table:table-cell table:formula="of:=[transitions.J23]" office:value-type="string" office:string-value="1" calcext:value-type="string">
            <text:p>1</text:p>
          </table:table-cell>
          <table:table-cell table:formula="of:=[transitions.K23]" office:value-type="string" office:string-value="True" calcext:value-type="string">
            <text:p>True</text:p>
          </table:table-cell>
          <table:table-cell table:formula="of:=[transitions.L23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4]" office:value-type="string" office:string-value="1" calcext:value-type="string">
            <text:p>1</text:p>
          </table:table-cell>
          <table:table-cell table:formula="of:=[transitions.B24]" office:value-type="string" office:string-value="1" calcext:value-type="string">
            <text:p>1</text:p>
          </table:table-cell>
          <table:table-cell table:formula="of:=[transitions.C24]" office:value-type="string" office:string-value="7" calcext:value-type="string">
            <text:p>7</text:p>
          </table:table-cell>
          <table:table-cell table:formula="of:=[transitions.D24]" office:value-type="string" office:string-value="22" calcext:value-type="string">
            <text:p>22</text:p>
          </table:table-cell>
          <table:table-cell table:formula="of:=[transitions.E24]" office:value-type="string" office:string-value="True" calcext:value-type="string">
            <text:p>True</text:p>
          </table:table-cell>
          <table:table-cell table:formula="of:=[transitions.F24]" office:value-type="string" office:string-value="SBlockL" calcext:value-type="string">
            <text:p>SBlockL</text:p>
          </table:table-cell>
          <table:table-cell table:formula="of:=[transitions.G24]" office:value-type="string" office:string-value="1102327940" calcext:value-type="string">
            <text:p>1102327940</text:p>
          </table:table-cell>
          <table:table-cell table:formula="of:=[transitions.H24]" office:value-type="float" office:value="0" calcext:value-type="float">
            <text:p>0</text:p>
          </table:table-cell>
          <table:table-cell table:formula="of:=[transitions.I24]" office:value-type="string" office:string-value="0" calcext:value-type="string">
            <text:p>0</text:p>
          </table:table-cell>
          <table:table-cell table:formula="of:=[transitions.J24]" office:value-type="string" office:string-value="0.75" calcext:value-type="string">
            <text:p>0.75</text:p>
          </table:table-cell>
          <table:table-cell table:formula="of:=[transitions.K24]" office:value-type="string" office:string-value="False" calcext:value-type="string">
            <text:p>False</text:p>
          </table:table-cell>
          <table:table-cell table:formula="of:=[transitions.L24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5]" office:value-type="string" office:string-value="1" calcext:value-type="string">
            <text:p>1</text:p>
          </table:table-cell>
          <table:table-cell table:formula="of:=[transitions.B25]" office:value-type="string" office:string-value="1" calcext:value-type="string">
            <text:p>1</text:p>
          </table:table-cell>
          <table:table-cell table:formula="of:=[transitions.C25]" office:value-type="string" office:string-value="8" calcext:value-type="string">
            <text:p>8</text:p>
          </table:table-cell>
          <table:table-cell table:formula="of:=[transitions.D25]" office:value-type="string" office:string-value="23" calcext:value-type="string">
            <text:p>23</text:p>
          </table:table-cell>
          <table:table-cell table:formula="of:=[transitions.E25]" office:value-type="string" office:string-value="True" calcext:value-type="string">
            <text:p>True</text:p>
          </table:table-cell>
          <table:table-cell table:formula="of:=[transitions.F25]" office:value-type="float" office:value="0" calcext:value-type="float">
            <text:p>0</text:p>
          </table:table-cell>
          <table:table-cell table:formula="of:=[transitions.G25]" office:value-type="string" office:string-value="0" calcext:value-type="string">
            <text:p>0</text:p>
          </table:table-cell>
          <table:table-cell table:formula="of:=[transitions.H25]" office:value-type="float" office:value="0" calcext:value-type="float">
            <text:p>0</text:p>
          </table:table-cell>
          <table:table-cell table:formula="of:=[transitions.I25]" office:value-type="string" office:string-value="0" calcext:value-type="string">
            <text:p>0</text:p>
          </table:table-cell>
          <table:table-cell table:formula="of:=[transitions.J25]" office:value-type="string" office:string-value="1" calcext:value-type="string">
            <text:p>1</text:p>
          </table:table-cell>
          <table:table-cell table:formula="of:=[transitions.K25]" office:value-type="string" office:string-value="False" calcext:value-type="string">
            <text:p>False</text:p>
          </table:table-cell>
          <table:table-cell table:formula="of:=[transitions.L25]" office:value-type="string" office:string-value="False" calcext:value-type="string">
            <text:p>False</text:p>
          </table:table-cell>
        </table:table-row>
      </table:table>
      <table:table table:name="View_Transition" table:style-name="ta1">
        <office:forms form:automatic-focus="false" form:apply-design-mode="false"/>
        <table:table-column table:style-name="co4" table:default-cell-style-name="ce3"/>
        <table:table-column table:style-name="co2" table:number-columns-repeated="4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4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3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</table:table-row>
        <table:table-row table:style-name="ro1">
          <table:table-cell office:value-type="string" calcext:value-type="string">
            <text:p>=Cell(transitions.A2)</text:p>
          </table:table-cell>
          <table:table-cell office:value-type="string" calcext:value-type="string">
            <text:p>=transitions.A3</text:p>
          </table:table-cell>
          <table:table-cell/>
          <table:table-cell office:value-type="string" calcext:value-type="string">
            <text:p>=E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3</text:p>
          </table:table-cell>
          <table:table-cell office:value-type="string" calcext:value-type="string">
            <text:p>=E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4</text:p>
          </table:table-cell>
          <table:table-cell office:value-type="string" calcext:value-type="string">
            <text:p>=F5 + NOW() * 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6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7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1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1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1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13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1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1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'file:///C:/Users/Takahashi/Documents/muzudho/Unity/KifuwarabeFighter2/KifuwarabeFighter2/_log_(Anicon@StellaQL)states.csv'#_log_(Anicon@StellaQL)states" table:print="false" table:style-name="ta_extref">
        <table:table-source xlink:type="simple" xlink:href="../_log_(Anicon@StellaQL)states.csv" table:table-name="_log_(Anicon@StellaQL)states" table:mode="copy-results-only"/>
        <table:table-column table:number-columns-repeated="4"/>
        <table:table-row>
          <table:table-cell table:number-columns-repeated="4"/>
        </table:table-row>
        <table:table-row>
          <table:table-cell table:number-columns-repeated="3"/>
          <table:table-cell table:style-name="ce1" office:value-type="string">
            <text:p>Base Layer.</text:p>
          </table:table-cell>
        </table:table-row>
        <table:table-row>
          <table:table-cell table:number-columns-repeated="3"/>
          <table:table-cell table:style-name="ce1" office:value-type="string">
            <text:p>Base Layer.</text:p>
          </table:table-cell>
        </table:table-row>
      </table:table>
      <table:named-expressions/>
      <table:database-ranges>
        <table:database-range table:name="__Anonymous_DB__1" table:target-range-address="View_Transition.A1:View_Transition.T14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00/00/00</text:date>, <text:time style:data-style-name="N2" text:time-value="12:10:45.15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1:45:38.424000000</meta:creation-date>
    <dc:date>2017-02-01T16:33:59.647000000</dc:date>
    <meta:editing-duration>PT4H33M1S</meta:editing-duration>
    <meta:editing-cycles>31</meta:editing-cycles>
    <meta:generator>LibreOffice/5.2.5.1$Windows_x86 LibreOffice_project/0312e1a284a7d50ca85a365c316c7abbf20a4d22</meta:generator>
    <meta:document-statistic meta:table-count="13" meta:cell-count="8673" meta:object-count="0"/>
  </office:meta>
</office:document-meta>
</file>